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9cm" fo:min-width="0.192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9cm" fo:min-width="0.224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71cm" svg:y1="15.049cm" svg:x2="15.21cm" svg:y2="15.049cm">
              <text:p/>
            </draw:line>
            <draw:polygon draw:style-name="gr2" draw:text-style-name="P2" draw:layer="layout" svg:width="0.172cm" svg:height="0.199cm" svg:x="15.037cm" svg:y="14.948cm" svg:viewBox="0 0 173 200" draw:points="173,100 0,200 0,0">
              <text:p/>
            </draw:polygon>
          </draw:g>
          <draw:frame draw:style-name="gr3" draw:text-style-name="P4" draw:layer="layout" svg:width="0.692cm" svg:height="0.749cm" svg:x="14.365cm" svg:y="14.028cm">
            <draw:text-box>
              <text:p text:style-name="P3"><text:span text:style-name="T1">x</text:span></text:p>
            </draw:text-box>
          </draw:frame>
          <draw:line draw:style-name="gr1" draw:text-style-name="P1" draw:layer="layout" svg:x1="6.71cm" svg:y1="14.748cm" svg:x2="6.71cm" svg:y2="15.348cm">
            <text:p/>
          </draw:line>
          <draw:line draw:style-name="gr1" draw:text-style-name="P1" draw:layer="layout" svg:x1="7.11cm" svg:y1="14.848cm" svg:x2="7.11cm" svg:y2="15.248cm">
            <text:p/>
          </draw:line>
          <draw:line draw:style-name="gr1" draw:text-style-name="P1" draw:layer="layout" svg:x1="7.51cm" svg:y1="14.848cm" svg:x2="7.51cm" svg:y2="15.248cm">
            <text:p/>
          </draw:line>
          <draw:line draw:style-name="gr1" draw:text-style-name="P1" draw:layer="layout" svg:x1="7.91cm" svg:y1="14.848cm" svg:x2="7.91cm" svg:y2="15.248cm">
            <text:p/>
          </draw:line>
          <draw:line draw:style-name="gr1" draw:text-style-name="P1" draw:layer="layout" svg:x1="8.31cm" svg:y1="14.848cm" svg:x2="8.31cm" svg:y2="15.248cm">
            <text:p/>
          </draw:line>
          <draw:line draw:style-name="gr1" draw:text-style-name="P1" draw:layer="layout" svg:x1="8.71cm" svg:y1="14.848cm" svg:x2="8.71cm" svg:y2="15.248cm">
            <text:p/>
          </draw:line>
          <draw:line draw:style-name="gr1" draw:text-style-name="P1" draw:layer="layout" svg:x1="9.11cm" svg:y1="14.848cm" svg:x2="9.11cm" svg:y2="15.248cm">
            <text:p/>
          </draw:line>
          <draw:line draw:style-name="gr1" draw:text-style-name="P1" draw:layer="layout" svg:x1="9.51cm" svg:y1="14.848cm" svg:x2="9.51cm" svg:y2="15.248cm">
            <text:p/>
          </draw:line>
          <draw:line draw:style-name="gr1" draw:text-style-name="P1" draw:layer="layout" svg:x1="9.91cm" svg:y1="14.848cm" svg:x2="9.91cm" svg:y2="15.248cm">
            <text:p/>
          </draw:line>
          <draw:line draw:style-name="gr1" draw:text-style-name="P1" draw:layer="layout" svg:x1="10.31cm" svg:y1="14.848cm" svg:x2="10.31cm" svg:y2="15.248cm">
            <text:p/>
          </draw:line>
          <draw:line draw:style-name="gr1" draw:text-style-name="P1" draw:layer="layout" svg:x1="10.71cm" svg:y1="14.748cm" svg:x2="10.71cm" svg:y2="15.348cm">
            <text:p/>
          </draw:line>
          <draw:line draw:style-name="gr1" draw:text-style-name="P1" draw:layer="layout" svg:x1="11.11cm" svg:y1="14.848cm" svg:x2="11.11cm" svg:y2="15.248cm">
            <text:p/>
          </draw:line>
          <draw:line draw:style-name="gr1" draw:text-style-name="P1" draw:layer="layout" svg:x1="11.51cm" svg:y1="14.848cm" svg:x2="11.51cm" svg:y2="15.248cm">
            <text:p/>
          </draw:line>
          <draw:line draw:style-name="gr1" draw:text-style-name="P1" draw:layer="layout" svg:x1="11.91cm" svg:y1="14.848cm" svg:x2="11.91cm" svg:y2="15.248cm">
            <text:p/>
          </draw:line>
          <draw:line draw:style-name="gr1" draw:text-style-name="P1" draw:layer="layout" svg:x1="12.31cm" svg:y1="14.848cm" svg:x2="12.31cm" svg:y2="15.248cm">
            <text:p/>
          </draw:line>
          <draw:line draw:style-name="gr1" draw:text-style-name="P1" draw:layer="layout" svg:x1="12.71cm" svg:y1="14.848cm" svg:x2="12.71cm" svg:y2="15.248cm">
            <text:p/>
          </draw:line>
          <draw:line draw:style-name="gr1" draw:text-style-name="P1" draw:layer="layout" svg:x1="13.11cm" svg:y1="14.848cm" svg:x2="13.11cm" svg:y2="15.248cm">
            <text:p/>
          </draw:line>
          <draw:line draw:style-name="gr1" draw:text-style-name="P1" draw:layer="layout" svg:x1="13.51cm" svg:y1="14.848cm" svg:x2="13.51cm" svg:y2="15.248cm">
            <text:p/>
          </draw:line>
          <draw:line draw:style-name="gr1" draw:text-style-name="P1" draw:layer="layout" svg:x1="13.91cm" svg:y1="14.848cm" svg:x2="13.91cm" svg:y2="15.248cm">
            <text:p/>
          </draw:line>
          <draw:line draw:style-name="gr1" draw:text-style-name="P1" draw:layer="layout" svg:x1="14.31cm" svg:y1="14.848cm" svg:x2="14.31cm" svg:y2="15.248cm">
            <text:p/>
          </draw:line>
          <draw:g>
            <draw:frame draw:style-name="gr4" draw:text-style-name="P4" draw:layer="layout" svg:width="0.724cm" svg:height="0.749cm" svg:x="6.349cm" svg:y="15.349cm">
              <draw:text-box>
                <text:p text:style-name="P3"><text:span text:style-name="T2">0</text:span></text:p>
              </draw:text-box>
            </draw:frame>
            <draw:frame draw:style-name="gr4" draw:text-style-name="P4" draw:layer="layout" svg:width="0.724cm" svg:height="0.749cm" svg:x="10.348cm" svg:y="15.349cm">
              <draw:text-box>
                <text:p text:style-name="P3"><text:span text:style-name="T2">1</text:span></text:p>
              </draw:text-box>
            </draw:frame>
            <draw:frame draw:style-name="gr4" draw:text-style-name="P4" draw:layer="layout" svg:width="0.724cm" svg:height="0.749cm" svg:x="14.349cm" svg:y="15.349cm">
              <draw:text-box>
                <text:p text:style-name="P3"><text:span text:style-name="T2">2</text:span></text:p>
              </draw:text-box>
            </draw:frame>
          </draw:g>
          <draw:line draw:style-name="gr1" draw:text-style-name="P1" draw:layer="layout" svg:x1="14.71cm" svg:y1="14.748cm" svg:x2="14.71cm" svg:y2="15.3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9:46.302099646</meta:creation-date>
    <dc:date>2018-02-08T11:30:06.080783977</dc:date>
    <meta:editing-duration>PT20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